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weight="bold" style:font-weight-asian="bold" style:font-name-complex="Trebuchet MS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8pt" fo:font-weight="bold" style:font-size-asian="8pt" style:font-weight-asian="bold" style:font-size-complex="8pt"/>
    </style:style>
    <style:style style:name="P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7" style:family="paragraph" style:parent-style-name="Sangría_20_2_20_de_20_t._20_independiente">
      <style:paragraph-properties fo:margin-left="0cm" fo:margin-right="0cm" fo:text-align="end" style:justify-single-word="false" fo:text-indent="0cm" style:auto-text-indent="false"/>
    </style:style>
    <style:style style:name="P8" style:family="paragraph" style:parent-style-name="arielito">
      <style:paragraph-properties fo:text-align="center" style:justify-single-word="false"/>
    </style:style>
    <style:style style:name="P9" style:family="paragraph" style:parent-style-name="arielito">
      <style:paragraph-properties fo:text-align="justify" style:justify-single-word="false"/>
    </style:style>
    <style:style style:name="P10" style:family="paragraph" style:parent-style-name="arielito">
      <style:paragraph-properties fo:text-align="start" style:justify-single-word="false"/>
    </style:style>
    <style:style style:name="P11" style:family="paragraph" style:parent-style-name="arielito">
      <style:paragraph-properties fo:margin-top="0cm" fo:margin-bottom="0.212cm"/>
    </style:style>
    <style:style style:name="P12" style:family="paragraph" style:parent-style-name="arielito">
      <style:paragraph-properties fo:margin-left="6.322cm" fo:margin-right="0cm" fo:text-align="justify" style:justify-single-word="false" fo:text-indent="-6.294cm" style:auto-text-indent="false">
        <style:tab-stops/>
      </style:paragraph-properties>
    </style:style>
    <style:style style:name="P13" style:family="paragraph" style:parent-style-name="arielito">
      <style:paragraph-properties fo:margin-left="0cm" fo:margin-right="0cm" fo:margin-top="0cm" fo:margin-bottom="0cm" fo:text-align="justify" style:justify-single-word="false" fo:text-indent="0.751cm" style:auto-text-indent="false"/>
    </style:style>
    <style:style style:name="P14" style:family="paragraph" style:parent-style-name="arielito">
      <style:paragraph-properties fo:margin-top="0cm" fo:margin-bottom="0cm"/>
    </style:style>
    <style:style style:name="P15" style:family="paragraph" style:parent-style-name="arielito">
      <style:paragraph-properties fo:margin-top="0cm" fo:margin-bottom="0cm" fo:text-align="justify" style:justify-single-word="false"/>
    </style:style>
    <style:style style:name="P16" style:family="paragraph" style:parent-style-name="arielito">
      <style:paragraph-properties fo:margin-top="0cm" fo:margin-bottom="0cm" fo:text-align="justify" style:justify-single-word="false" style:snap-to-layout-grid="false"/>
    </style:style>
    <style:style style:name="P17" style:family="paragraph" style:parent-style-name="arielito">
      <style:paragraph-properties fo:margin-top="0cm" fo:margin-bottom="0cm" fo:text-align="center" style:justify-single-word="false"/>
    </style:style>
    <style:style style:name="P18" style:family="paragraph" style:parent-style-name="Standard">
      <style:paragraph-properties fo:margin-left="0cm" fo:margin-right="0cm" fo:text-indent="0.801cm" style:auto-text-indent="false"/>
    </style:style>
    <style:style style:name="P19" style:family="paragraph" style:parent-style-name="arielito" style:master-page-name="Standard">
      <style:paragraph-properties fo:text-align="center" style:justify-single-word="false" style:page-number="auto"/>
    </style:style>
    <style:style style:name="P20" style:family="paragraph" style:parent-style-name="arielito">
      <style:paragraph-properties fo:text-align="start" style:justify-single-word="false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imes New Roman1" style:font-name-complex="Times New Roman1"/>
    </style:style>
    <style:style style:name="T3" style:family="text">
      <style:text-properties fo:font-size="8pt" style:font-name-asian="Trebuchet MS" style:font-size-asian="8pt" style:font-size-complex="8pt"/>
    </style:style>
    <style:style style:name="T4" style:family="text">
      <style:text-properties fo:font-size="5pt" style:font-size-asian="5pt" style:font-size-complex="5pt" style:font-weight-complex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>ORDENANZA N° 2557-CM-14</text:p>
      <text:p text:style-name="P8"/>
      <text:p text:style-name="P12">DESCRIPCIÓN SINTÉTICA: MODIFICACIÓN ORDENANZA 2350-CM-12 ORDENANZA 2422-CM-13.</text:p>
      <text:p text:style-name="P9"/>
      <text:p text:style-name="P9">ANTECEDENTES</text:p>
      <text:p text:style-name="P13"/>
      <text:p text:style-name="P18">Ordenanza 2350-CM-12.</text:p>
      <text:p text:style-name="P18"/>
      <text:p text:style-name="P18">Ordenanza 2422-CM-13.</text:p>
      <text:p text:style-name="P13"/>
      <text:p text:style-name="P13"/>
      <text:p text:style-name="P15">FUNDAMENTOS</text:p>
      <text:p text:style-name="P15"/>
      <text:p text:style-name="P13">El Departamento de Veterinaria y Zoonosis y el Departamento de Bromatología actualmente dependen de la Secretaria de Hacienda.</text:p>
      <text:p text:style-name="P13"/>
      <text:p text:style-name="P13">Habiéndose decidido reorganizar las dependencia de las distintas áreas municipales, mediante la Ordenanza 2556-CM-14 se creó la Subsecretaría de Inspección y Fiscalización dependiente de la Secretaría de Gobierno, la cual tendrá a su cargo los Departamentos antes citados. </text:p>
      <text:p text:style-name="P13"/>
      <text:p text:style-name="P13">Por ello resulta necesario modificar las prescripciones de la Ordenanzas 2422-CM-13 y 2350-CM-12, con el objeto de establecer que el Departamento de Veterinaria y Zoonosis y el Departamento de Bromatología dependerán de la Subsecretaría de Inspección y Fiscalización, dependiente de la Secretaría de Gobierno. </text:p>
      <text:p text:style-name="P8"/>
      <text:p text:style-name="P10">AUTORA: Intendenta Municipal, Lic. María Eugenia Martini. </text:p>
      <text:p text:style-name="P10"/>
      <text:p text:style-name="P10">COLABORADOR: Secretario de Gobierno, Daniel Natapof.</text:p>
      <text:p text:style-name="P10"/>
      <text:p text:style-name="P8">El proyecto original Nº 642/14 fue aprobado en la sesión del día 18 de septiembre de 2014, según consta en el Acta Nº 1024/14. Por ello, en ejercicio de las atribuciones que le otorga el Art. 38 de la Carta Orgánica Municipal,</text:p>
      <text:p text:style-name="P8"/>
      <text:p text:style-name="P17">EL CONCEJO MUNICIPAL DE SAN CARLOS DE BARILOCHE</text:p>
      <text:p text:style-name="P17">SANCIONA CON CARÁCTER DE </text:p>
      <text:p text:style-name="P17"/>
      <text:p text:style-name="P17">ORDENANZA</text:p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Art. <text:s/>1°) </text:p>
          </table:table-cell>
          <table:table-cell table:style-name="Tabla1.A1" office:value-type="string">
            <text:p text:style-name="P16">Se deroga el articulo 1º de la Ordenanza 2422-CM-13.</text:p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1">Art. <text:s/>2°)</text:p>
          </table:table-cell>
          <table:table-cell table:style-name="Tabla1.A1" office:value-type="string">
            <text:p text:style-name="P16">Se modifica el artículo 2 de la Ordenanza 2350-CM-12 el cual quedará redactado de la siguiente manera: “El Departamento de Veterinaria y Zoonosis y Departamento de Bromatología dependen de la Subsecretaría de Inspección y Fiscalización, dependiente de la Secretaria de Gobierno”.</text:p>
            <text:p text:style-name="P16"><text:soft-page-break/></text:p>
          </table:table-cell>
        </table:table-row>
        <table:table-row table:style-name="Tabla1.1">
          <table:table-cell table:style-name="Tabla1.A1" office:value-type="string">
            <text:p text:style-name="P11">Art. <text:s/>3°) </text:p>
          </table:table-cell>
          <table:table-cell table:style-name="Tabla1.A1" office:value-type="string">
            <text:p text:style-name="P16">Se instruye al Departamento de Digesto e Informática Legislativa el estudio de las ordenanzas modificadas y confección de un texto ordenado. </text:p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1">Art. <text:s/>4º)</text:p>
          </table:table-cell>
          <table:table-cell table:style-name="Tabla1.A1" office:value-type="string">
            <text:p text:style-name="P16">Comuníquese, Publíquese en el Boletín Oficial. Tómese razón. Cumplido, Archívese.</text:p>
          </table:table-cell>
        </table:table-row>
      </table:table>
      <text:p text:style-name="arielito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4_20_Cont." style:display-name="Numbering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arielito" style:family="paragraph" style:parent-style-name="Standard">
      <style:paragraph-properties fo:margin-top="0cm" fo:margin-bottom="0.212cm"/>
    </style:style>
    <style:style style:name="Sin_20_nombre1" style:display-name="Sin nombre1" style:family="paragraph" style:parent-style-name="arielito">
      <style:paragraph-properties fo:text-align="justify" style:justify-single-word="false" fo:background-color="transparent">
        <style:background-image/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8pt" fo:font-weight="bold" style:font-size-asian="8pt" style:font-weight-asian="bold" style:font-size-complex="8pt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weight="bold" style:font-weight-asian="bold" style:font-name-complex="Trebuchet MS"/>
    </style:style>
    <style:style style:name="MP6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7" style:family="paragraph" style:parent-style-name="Sangría_20_2_20_de_20_t._20_independiente">
      <style:paragraph-properties fo:margin-left="0cm" fo:margin-right="0cm" fo:text-align="end" style:justify-single-word="false" fo:text-indent="0cm" style:auto-text-indent="false"/>
    </style:style>
    <style:style style:name="MT1" style:family="text">
      <style:text-properties style:font-name="Trebuchet MS" style:font-name-complex="Trebuchet MS"/>
    </style:style>
    <style:style style:name="MT2" style:family="text">
      <style:text-properties style:font-name="Times New Roman1" style:font-name-complex="Times New Roman1"/>
    </style:style>
    <style:style style:name="MT3" style:family="text">
      <style:text-properties fo:font-size="8pt" style:font-name-asian="Trebuchet MS" style:font-size-asian="8pt" style:font-size-complex="8pt"/>
    </style:style>
    <style:style style:name="MT4" style:family="text">
      <style:text-properties fo:font-size="5pt" style:font-size-asian="5pt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3.5cm" fo:margin-left="3cm" fo:margin-right="3cm" style:writing-mode="lr-tb" style:layout-grid-color="#c0c0c0" style:layout-grid-lines="85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3.598cm" fo:margin-left="3cm" fo:margin-right="3cm" style:writing-mode="lr-tb" style:layout-grid-color="#c0c0c0" style:layout-grid-lines="8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1" text:anchor-type="char" svg:x="0.298cm" svg:y="0.012cm" svg:width="6.048cm" svg:height="2.26cm" draw:z-index="1"><draw:image xlink:href="Pictures/10000000000000F1000000587432C3F9.jpg" xlink:type="simple" xlink:show="embed" xlink:actuate="onLoad"/><draw:contour-polygon svg:width="8.478cm" svg:height="3.057cm" svg:viewBox="0 0 8478 3057" draw:points="0,0 0,3057 8478,3057 8478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5"><text:span text:style-name="MT3"><text:s text:c="96"/></text:span><text:span text:style-name="MT4">(Ordenanza 2509-CM-2014)</text:span></text:p>
        <text:p text:style-name="MP6"/>
        <text:p text:style-name="MP7"/>
        <text:p text:style-name="MP7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Claudia </dc:creator>
    <dc:date>2014-09-22T13:53:22</dc:date>
    <meta:print-date>2014-09-22T13:53:20</meta:print-date>
    <meta:editing-cycles>6</meta:editing-cycles>
    <meta:editing-duration>P23DT22H11M8S</meta:editing-duration>
    <meta:generator>LibreOffice/3.5$Linux_x86 LibreOffice_project/350m1$Build-2</meta:generator>
    <meta:printed-by>Claudia </meta:printed-by>
    <meta:document-statistic meta:table-count="1" meta:image-count="1" meta:object-count="0" meta:page-count="2" meta:paragraph-count="25" meta:word-count="291" meta:character-count="2190" meta:non-whitespace-character-count="1734"/>
    <meta:user-defined meta:name="Información 1"/>
    <meta:user-defined meta:name="Información 2"/>
    <meta:user-defined meta:name="Información 3"/>
    <meta:user-defined meta:name="Información 4"/>
  </office:meta>
</office:document-meta>
</file>